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8.005cm" fo:min-width="6.2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687cm" fo:min-width="4.45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4.707cm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685cm" fo:min-width="1.66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941cm" fo:min-width="4.45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5.084cm" fo:min-width="4.70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068cm" fo:min-width="4.70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8.255cm" svg:x="7.096cm" svg:y="1.381cm">
          <text:p text:style-name="P1">GameCharacter()<text:line-break/><text:span text:style-name="T1">-name: String</text:span></text:p>
          <text:p text:style-name="P1"><text:span text:style-name="T1">-health: int</text:span></text:p>
          <text:p text:style-name="P1"><text:span text:style-name="T1">-attack: int</text:span></text:p>
          <text:p text:style-name="P1"><text:span text:style-name="T1">-speed: int</text:span></text:p>
          <text:p text:style-name="P1"><text:span text:style-name="T2">+</text:span><text:span text:style-name="T1">GameCharacter()</text:span></text:p>
          <text:p text:style-name="P1"><text:span text:style-name="T1">+getName(): String</text:span></text:p>
          <text:p text:style-name="P1"><text:span text:style-name="T1">+getHealth(): int</text:span></text:p>
          <text:p text:style-name="P1"><text:span text:style-name="T1">+getSpeed(): int</text:span></text:p>
          <text:p text:style-name="P1"><text:span text:style-name="T1">+getAttack(): int</text:span></text:p>
          <text:p text:style-name="P1"><text:span text:style-name="T1">+isAlive(): boolean</text:span></text:p>
          <text:p text:style-name="P1"><text:span text:style-name="T1">+isDead(): boolean</text:span></text:p>
          <text:p text:style-name="P1"><text:span text:style-name="T1">+hit(target: GameCharacter): void</text:span></text:p>
          <text:p text:style-name="P1"><text:span text:style-name="T1">+slowDown(speedDamage: int): void</text:span></text:p>
          <text:p text:style-name="P1"><text:span text:style-name="T1">+useItem(item: Item): voi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3.937cm" svg:x="1.635cm" svg:y="7.731cm">
          <text:p text:style-name="P1">Ripley()</text:p>
          <text:p text:style-name="P2"><text:span text:style-name="T1">+fight(alien: Alien): voi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07cm" svg:height="3.81cm" svg:x="14.335cm" svg:y="7.858cm">
          <text:p text:style-name="P1">Alien()</text:p>
          <text:p text:style-name="P3"><text:span text:style-name="T1">+fight(ripley: Ripley): voi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54cm" svg:y1="7.731cm" svg:x2="7.198cm" svg:y2="5.445cm">
          <text:p/>
        </draw:line>
        <draw:line draw:style-name="gr4" draw:text-style-name="P4" draw:layer="layout" svg:x1="16.748cm" svg:y1="7.858cm" svg:x2="13.827cm" svg:y2="5.318cm">
          <text:p/>
        </draw:line>
        <draw:frame draw:style-name="gr5" draw:text-style-name="P6" draw:layer="layout" svg:width="8.579cm" svg:height="0.835cm" svg:x="7.784cm" svg:y="0.164cm">
          <draw:text-box>
            <text:p text:style-name="P5"><text:span text:style-name="T3">UML Design Sheet for Aliens</text:span></text:p>
          </draw:text-box>
        </draw:frame>
        <draw:frame draw:style-name="gr6" draw:text-style-name="P7" draw:layer="layout" svg:width="5.969cm" svg:height="0.806cm" svg:x="0.111cm" svg:y="0.194cm">
          <draw:text-box>
            <text:p><text:span text:style-name="T3">Abdon Morales</text:span></text:p>
          </draw:text-box>
        </draw:frame>
        <draw:frame draw:style-name="gr7" draw:text-style-name="P7" draw:layer="layout" svg:width="2.167cm" svg:height="0.935cm" svg:x="18.518cm" svg:y="0.238cm">
          <draw:text-box>
            <text:p><text:span text:style-name="T3"><text:date style:data-style-name="D1" text:date-value="2025-02-05" text:fixed="true">2/5/25</text:date></text:span></text:p>
          </draw:text-box>
        </draw:frame>
        <draw:custom-shape draw:style-name="gr8" draw:text-style-name="P8" draw:layer="layout" svg:width="4.953cm" svg:height="4.191cm" svg:x="1.635cm" svg:y="12.684cm">
          <text:p text:style-name="P8">Game()</text:p>
          <text:p text:style-name="P8"><text:span text:style-name="T1">-Ripley: ripley</text:span></text:p>
          <text:p text:style-name="P8"><text:span text:style-name="T1">-rooms: List&lt;Room&gt;</text:span><text:span text:style-name="T1"><text:line-break/></text:span><text:span text:style-name="T1">+Game()</text:span></text:p>
          <text:p text:style-name="P8"><text:span text:style-name="T1">+play(): voi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207cm" svg:height="5.334cm" svg:x="14.335cm" svg:y="12.049cm">
          <text:p text:style-name="P8">Item</text:p>
          <text:p text:style-name="P8"><text:span text:style-name="T1">-name: String</text:span></text:p>
          <text:p text:style-name="P8"><text:span text:style-name="T1">-health: int</text:span><text:span text:style-name="T1"><text:line-break/></text:span><text:span text:style-name="T1">-attack: int</text:span></text:p>
          <text:p text:style-name="P8"><text:span text:style-name="T1">-speed: int</text:span><text:span text:style-name="T1"><text:line-break/></text:span><text:span text:style-name="T1">+Item()</text:span></text:p>
          <text:p text:style-name="P8"><text:span text:style-name="T1">+getHealth(): int</text:span></text:p>
          <text:p text:style-name="P8"><text:span text:style-name="T1">+getAttack(): int</text:span><text:span text:style-name="T1"><text:line-break/></text:span><text:span text:style-name="T1">+getSpeed(): int</text:span><text:span text:style-name="T1"><text:line-break/></text:span><text:span text:style-name="T1">+getName(): St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207cm" svg:height="4.318cm" svg:x="7.731cm" svg:y="17.637cm">
          <text:p text:style-name="P1">Room()</text:p>
          <text:p text:style-name="P3"><text:span text:style-name="T1">-name: String</text:span></text:p>
          <text:p text:style-name="P3"><text:span text:style-name="T1">-alien: Alien</text:span></text:p>
          <text:p text:style-name="P3"><text:span text:style-name="T1">-item: Item</text:span><text:span text:style-name="T1"><text:line-break/></text:span><text:span text:style-name="T1">+Room()</text:span></text:p>
          <text:p text:style-name="P3"><text:span text:style-name="T1">+getAlien(): Alien</text:span></text:p>
          <text:p text:style-name="P3"><text:span text:style-name="T1">+getItem(): Item</text:span></text:p>
          <text:p text:style-name="P3"><text:span text:style-name="T1">+getName(): Str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5T17:02:50.461416949</meta:creation-date>
    <dc:date>2025-02-05T22:32:40.421840430</dc:date>
    <meta:editing-duration>PT18M52S</meta:editing-duration>
    <meta:editing-cycles>3</meta:editing-cycles>
    <meta:generator>LibreOffice/6.4.7.2$Linux_X86_64 LibreOffice_project/40$Build-2</meta:generator>
    <meta:document-statistic meta:object-count="11"/>
  </office:meta>
</office:document-meta>
</file>